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14pt" style:font-size-asian="32pt" style:font-size-complex="32pt"/>
    </style:style>
    <style:style style:name="T3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Introduction to HTML<text:line-break/>(part 1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HTM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Hyper Text Markup Language</text:p>
              </text:list-header>
              <text:list-item>
                <text:p>standard markup language for creating Web pages</text:p>
              </text:list-item>
              <text:list-item>
                <text:p>describes the structure of a Web page</text:p>
              </text:list-item>
              <text:list-item>
                <text:p>consists of a series of elements</text:p>
              </text:list-item>
              <text:list-item>
                <text:p>elements tell the browser how to display the conten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&lt;!DOCTYPE html&gt;</text:span></text:p>
                <text:p text:style-name="P3"><text:span text:style-name="T1">&lt;html&gt;</text:span></text:p>
                <text:p text:style-name="P3"><text:span text:style-name="T1"><text:s text:c="2"/></text:span><text:span text:style-name="T1">&lt;head&gt;</text:span></text:p>
                <text:p text:style-name="P3"><text:span text:style-name="T1"><text:s text:c="4"/></text:span><text:span text:style-name="T1">&lt;title&gt;Page Title&lt;/title&gt;</text:span></text:p>
                <text:p text:style-name="P3"><text:span text:style-name="T1"><text:s text:c="2"/></text:span><text:span text:style-name="T1">&lt;/head&gt;</text:span></text:p>
                <text:p text:style-name="P3"><text:span text:style-name="T1"><text:s text:c="2"/></text:span><text:span text:style-name="T1">&lt;body&gt;</text:span></text:p>
                <text:p text:style-name="P3"><text:span text:style-name="T1"><text:s text:c="4"/></text:span><text:span text:style-name="T1">&lt;h1&gt;Heading&lt;/h1&gt;</text:span></text:p>
                <text:p text:style-name="P3"><text:span text:style-name="T1"><text:s text:c="4"/></text:span><text:span text:style-name="T1">&lt;p&gt;Paragraph&lt;/p&gt;</text:span></text:p>
                <text:p text:style-name="P3"><text:span text:style-name="T1"><text:s text:c="2"/></text:span><text:span text:style-name="T1">&lt;/body&gt;</text:span></text:p>
                <text:p text:style-name="P3"><text:span text:style-name="T1">&lt;/html&gt;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AGS</text:p>
                <text:p>&lt;tagname&gt;content&lt;/tagname&gt;</text:p>
                <text:p>or without content (empty tags)</text:p>
                <text:p>&lt;br&gt; or &lt;p&gt;</text:p>
              </text:list-header>
              <text:list-item>
                <text:p>spaces has no big meaning</text:p>
              </text:list-item>
              <text:list-item>
                <text:p>case insens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TML Attributes</text:p>
              </text:list-header>
              <text:list-item>
                <text:p><text:s text:c="4"/>All HTML elements can have attributes</text:p>
              </text:list-item>
              <text:list-item>
                <text:p><text:s text:c="4"/>Attributes provide additional information about elements</text:p>
              </text:list-item>
              <text:list-item>
                <text:p><text:s text:c="4"/>Attributes are always specified in the start tag</text:p>
              </text:list-item>
              <text:list-item>
                <text:p><text:s text:c="4"/>Attributes usually come in name/value pairs like: name="value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eadings</text:p>
              </text:list-header>
              <text:list-item>
                <text:p>&lt;h1&gt; - most important heading</text:p>
              </text:list-item>
              <text:list-item>
                <text:p>&lt;h2&gt;...&lt;h5&gt;</text:p>
              </text:list-item>
              <text:list-item>
                <text:p>&lt;h6&gt; - less important h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Paragraphs</text:p>
              </text:list-header>
              <text:list-item>
                <text:p>&lt;p&gt; - paragraph</text:p>
              </text:list-item>
              <text:list-item>
                <text:p>&lt;br&gt; - line break</text:p>
              </text:list-item>
              <text:list-item>
                <text:p>&lt;hr&gt; - horizontal rule</text:p>
              </text:list-item>
              <text:list-item>
                <text:p>&lt;pre&gt; - pre-formatte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Styles</text:p>
              </text:list-header>
              <text:list-item>
                <text:p>&lt;tagname style=”css-property:css-value;...”&gt;</text:p>
                <text:p/>
                <text:p>&lt;body style="background-color:red;"&gt;</text:p>
                <text:p/>
                <text:p>CSS will be covered later in det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ext Formatting</text:p>
              </text:list-header>
              <text:list-item>
                <text:p text:style-name="P5"><text:span text:style-name="T2">&lt;b&gt; - Bold text</text:span></text:p>
              </text:list-item>
              <text:list-item>
                <text:p text:style-name="P5"><text:span text:style-name="T2">&lt;strong&gt; - Important text</text:span></text:p>
              </text:list-item>
              <text:list-item>
                <text:p text:style-name="P5"><text:span text:style-name="T2">&lt;i&gt; - Italic text</text:span></text:p>
              </text:list-item>
              <text:list-item>
                <text:p text:style-name="P5"><text:span text:style-name="T2">&lt;em&gt; - Emphasized text</text:span></text:p>
              </text:list-item>
              <text:list-item>
                <text:p text:style-name="P5"><text:span text:style-name="T2">&lt;mark&gt; - Marked text</text:span></text:p>
              </text:list-item>
              <text:list-item>
                <text:p text:style-name="P5"><text:span text:style-name="T2">&lt;small&gt; - Smaller text</text:span></text:p>
              </text:list-item>
              <text:list-item>
                <text:p text:style-name="P5"><text:span text:style-name="T2">&lt;del&gt; - Deleted text</text:span></text:p>
              </text:list-item>
              <text:list-item>
                <text:p text:style-name="P5"><text:span text:style-name="T2">&lt;ins&gt; - Inserted text</text:span></text:p>
              </text:list-item>
              <text:list-item>
                <text:p text:style-name="P5"><text:span text:style-name="T2">&lt;sub&gt; - Subscript text</text:span></text:p>
              </text:list-item>
              <text:list-item>
                <text:p text:style-name="P5"><text:span text:style-name="T2">&lt;sup&gt; - Superscript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Quotation and Citation</text:p>
              </text:list-header>
              <text:list-item>
                <text:p>&lt;blockquote&gt; - quotation block</text:p>
              </text:list-item>
              <text:list-item>
                <text:p>&lt;q&gt; - short quotation</text:p>
              </text:list-item>
              <text:list-item>
                <text:p>&lt;abbr&gt; - abbreviations</text:p>
              </text:list-item>
              <text:list-item>
                <text:p>&lt;address&gt; - contact info</text:p>
              </text:list-item>
              <text:list-item>
                <text:p>&lt;cite&gt; - creative work title, like book title</text:p>
              </text:list-item>
              <text:list-item>
                <text:p>&lt;bdo&gt; - bi-direction override, example from right to le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omments</text:p>
                <text:p/>
              </text:list-header>
              <text:list-item>
                <text:p>&lt;!-- comment text --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olors</text:p>
              </text:list-header>
              <text:list-item>
                <text:p>By name: red, green, blue, … (more than 100 names reserved)</text:p>
              </text:list-item>
              <text:list-item>
                <text:p>RGB: rgb(255, 99, 71)</text:p>
              </text:list-item>
              <text:list-item>
                <text:p>HEX: #ff6347</text:p>
              </text:list-item>
              <text:list-item>
                <text:p>HSL: hsl(9, 100%, 64%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Links</text:p>
                <text:p>&lt;a&gt; tag for anchor</text:p>
                <text:p>href – hyper reference</text:p>
                <text:p>&lt;a href="url"&gt;link text&lt;/a&gt;</text:p>
                <text:p>target tag for where to open link</text:p>
              </text:list-header>
              <text:list-item>
                <text:p><text:s text:c="4"/>_self</text:p>
              </text:list-item>
              <text:list-item>
                <text:p><text:s text:c="4"/>_blank</text:p>
              </text:list-item>
              <text:list-item>
                <text:p><text:s text:c="4"/>_parent</text:p>
              </text:list-item>
              <text:list-item>
                <text:p><text:s text:c="4"/>_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Links (cont)</text:p>
              </text:list-header>
              <text:list-item>
                <text:p>Absolute URLs VS relative URLs</text:p>
              </text:list-item>
              <text:list-item>
                <text:p>Link to e-mail address (mailto:)</text:p>
              </text:list-item>
              <text:list-item>
                <text:p>Link bookmarks (same doc)<text:line-break/>&lt;h1 id=”bm1”&gt;Sometext&lt;/h1&gt;<text:line-break/>…<text:line-break/>&lt;a href=”#bm1”&gt;link to bookmark&lt;/a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Images</text:p>
                <text:p><text:line-break/>&lt;img src=”” alt=”” /&gt;<text:line-break/><text:line-break/>Formats: JPG, GIF, PNG, SVG, …</text:p>
                <text:p><text:line-break/>Custom width and heigh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Image Maps</text:span></text:p>
                <text:p text:style-name="P6"><text:span text:style-name="T3"/></text:p>
                <text:p text:style-name="P6"><text:span text:style-name="T3">&lt;img src="workplace.jpg" usemap="#workmap"&gt;</text:span></text:p>
                <text:p text:style-name="P6"><text:span text:style-name="T3">&lt;map name="workmap"&gt;</text:span></text:p>
                <text:p text:style-name="P6"><text:span text:style-name="T3">&lt;area shape="rect" coords="34,44,270,350" alt="Computer" </text:span><text:span text:style-name="T3">href="computer.htm"&gt;</text:span></text:p>
                <text:p text:style-name="P6"><text:span text:style-name="T3">&lt;area shape="circle" coords="337,300,44" alt="Coffee" </text:span><text:span text:style-name="T3">href="coffee.htm"&gt;</text:span></text:p>
                <text:p text:style-name="P6"><text:span text:style-name="T3">&lt;/map&gt;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1:21:47.234202899</meta:creation-date>
    <meta:editing-duration>PT36M53S</meta:editing-duration>
    <meta:editing-cycles>18</meta:editing-cycles>
    <meta:generator>LibreOffice/6.4.6.2$Linux_X86_64 LibreOffice_project/40$Build-2</meta:generator>
    <dc:title>Blue Curve</dc:title>
    <dc:date>2020-10-22T08:50:20.409307414</dc:date>
    <meta:document-statistic meta:object-count="98"/>
  </office:meta>
</office:document-meta>
</file>